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style:style style:name="P2" style:family="paragraph" style:parent-style-name="Preformatted_20_Text" style:list-style-name="L1"/>
    <style:style style:name="P3" style:family="paragraph" style:parent-style-name="Preformatted_20_Text" style:list-style-name="L2"/>
    <style:style style:name="T1" style:family="text">
      <style:text-properties officeooo:rsid="00345bbb"/>
    </style:style>
    <style:style style:name="T2" style:family="text">
      <style:text-properties officeooo:rsid="00361e7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box Viewer HTML/PDF Mail Header Configuration Help</text:p>
      <text:p text:style-name="Preformatted_20_Text"/>
      <text:p text:style-name="Preformatted_20_Text">Please review the User Guide provided with the package for additional details on the HTML/PDF Mail Header Configuration feature.</text:p>
      <text:p text:style-name="Preformatted_20_Text"/>
      <text:p text:style-name="Preformatted_20_Text">The HTML/PDF Header Configuration dialog allows users to select mail header fields for output and to configure fonts for the field name and field text. There are two options to configure fonts: Default and Custom.</text:p>
      <text:p text:style-name="Preformatted_20_Text"/>
      <text:p text:style-name="Preformatted_20_Text">The Default option allows to configure:</text:p>
      <text:list text:style-name="L1">
        <text:list-item>
          <text:p text:style-name="P2">font size which be applied to both the field name and text.</text:p>
        </text:list-item>
        <text:list-item>
          <text:p text:style-name="P2">bold font style which will be applied to the field names only.</text:p>
        </text:list-item>
      </text:list>
      <text:p text:style-name="Preformatted_20_Text"/>
      <text:p text:style-name="Preformatted_20_Text">The Custom option allows to configure:</text:p>
      <text:p text:style-name="Preformatted_20_Text"/>
      <text:list text:style-name="L2">
        <text:list-item>
          <text:p text:style-name="P3">the same or different font for the header field names and text.</text:p>
        </text:list-item>
        <text:list-item>
          <text:p text:style-name="P3">the font dialog allows to configure the font name, style and size.</text:p>
        </text:list-item>
        <text:list-item>
          <text:p text:style-name="P3">the fallback generic font in addition to the primary font configured via the font dialog.</text:p>
        </text:list-item>
      </text:list>
      <text:p text:style-name="Preformatted_20_Text"/>
      <text:p text:style-name="Preformatted_20_Text">See <text:span text:style-name="T2">also </text:span>the following links for an overview of fonts and font families.</text:p>
      <text:p text:style-name="Preformatted_20_Text"/>
      <text:p text:style-name="Preformatted_20_Text"><text:a xlink:type="simple" xlink:href="https://www.w3.org/TR/css-fonts-3/#font-matching-algorithm" text:style-name="Internet_20_link" text:visited-style-name="Visited_20_Internet_20_Link"><text:span text:style-name="T1">HTML Fonts</text:span></text:a></text:p>
      <text:p text:style-name="Preformatted_20_Text"><text:a xlink:type="simple" xlink:href="https://www.granneman.com/webdev/coding/css/fonts-and-formatting" text:style-name="Internet_20_link" text:visited-style-name="Visited_20_Internet_20_Link">Fonts &amp; Formatting</text:a></text:p>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3-09-13T17:31:38.271000000</dc:date>
    <dc:creator>Zbigniew Minciel</dc:creator>
    <meta:editing-duration>PT1H42M56S</meta:editing-duration>
    <meta:editing-cycles>27</meta:editing-cycles>
    <meta:document-statistic meta:table-count="0" meta:image-count="0" meta:object-count="0" meta:page-count="1" meta:paragraph-count="13" meta:word-count="159" meta:character-count="918" meta:non-whitespace-character-count="777"/>
  </office:meta>
</office:document-meta>
</file>